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99200000CB58EF61601.svm"/>
  <manifest:file-entry manifest:media-type="" manifest:full-path="Pictures/2000000900004A4700003B2C6F8E5BF9.svm"/>
  <manifest:file-entry manifest:media-type="" manifest:full-path="Pictures/20000015000039FE00002C8B448D7E48.svm"/>
  <manifest:file-entry manifest:media-type="" manifest:full-path="Pictures/2000000900007A580000282DE8583DB9.svm"/>
  <manifest:file-entry manifest:media-type="" manifest:full-path="Pictures/20000009000079330000543C1A0F5977.svm"/>
  <manifest:file-entry manifest:media-type="" manifest:full-path="Pictures/2000000900003431000025E370ED2AA0.svm"/>
  <manifest:file-entry manifest:media-type="" manifest:full-path="Pictures/2000000900003BA1000017ED042ECE66.svm"/>
  <manifest:file-entry manifest:media-type="" manifest:full-path="Pictures/200000150000344D0000175DA680E87E.svm"/>
  <manifest:file-entry manifest:media-type="" manifest:full-path="Pictures/2000000900002CC1000025E31A684E96.svm"/>
  <manifest:file-entry manifest:media-type="" manifest:full-path="Pictures/200000150000406D00002D9E57AEBC8C.svm"/>
  <manifest:file-entry manifest:media-type="" manifest:full-path="Pictures/20000009000050CD00003222FFAB00E6.svm"/>
  <manifest:file-entry manifest:media-type="" manifest:full-path="Pictures/200000090000927D0000753110A4FEE8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fo:min-height="1.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Звичайний-title">
      <style:graphic-properties draw:auto-grow-height="true" fo:min-height="1.896cm"/>
    </style:style>
    <style:style style:name="pr2" style:family="presentation" style:parent-style-name="Звичайний-outline1">
      <style:graphic-properties fo:min-height="6.36cm"/>
    </style:style>
    <style:style style:name="pr3" style:family="presentation" style:parent-style-name="Звичайний-notes">
      <style:graphic-properties draw:fill-color="#ffffff" draw:auto-grow-height="true" fo:min-height="13.365cm"/>
    </style:style>
    <style:style style:name="pr4" style:family="presentation" style:parent-style-name="Звичайний-title">
      <style:graphic-properties draw:auto-grow-height="true" fo:min-height="3.507cm"/>
    </style:style>
    <style:style style:name="pr5" style:family="presentation" style:parent-style-name="Звичайний-notes">
      <style:graphic-properties draw:fill-color="#ffffff" fo:min-height="13.114cm"/>
    </style:style>
    <style:style style:name="pr6" style:family="presentation" style:parent-style-name="Звичайний-title">
      <style:graphic-properties draw:auto-grow-height="true" fo:min-height="3cm"/>
    </style:style>
    <style:style style:name="pr7" style:family="presentation" style:parent-style-name="Звичайний-title">
      <style:graphic-properties fo:min-height="2.5cm"/>
    </style:style>
    <style:style style:name="pr8" style:family="presentation" style:parent-style-name="Звичайний-title">
      <style:graphic-properties draw:auto-grow-height="true" fo:min-height="3.524cm"/>
    </style:style>
    <style:style style:name="pr9" style:family="presentation" style:parent-style-name="Звичайний-outline1">
      <style:graphic-properties fo:min-height="13.609cm"/>
    </style:style>
    <style:style style:name="pr10" style:family="presentation" style:parent-style-name="Звичайний-title">
      <style:graphic-properties draw:auto-grow-height="true" fo:min-height="2.844cm"/>
    </style:style>
    <style:style style:name="P1" style:family="paragraph">
      <style:paragraph-properties fo:line-height="150%"/>
      <style:text-properties fo:language="uk" fo:country="UA"/>
    </style:style>
    <style:style style:name="P2" style:family="paragraph">
      <style:paragraph-properties fo:line-height="150%" fo:text-align="center"/>
      <style:text-properties fo:font-size="44pt" fo:language="uk" fo:country="UA" style:font-size-asian="44pt" style:font-size-complex="44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paragraph-properties fo:margin-top="0.42cm" fo:margin-bottom="0.35cm" fo:text-align="center"/>
      <style:text-properties fo:font-size="10pt"/>
    </style:style>
    <style:style style:name="P5" style:family="paragraph">
      <style:text-properties fo:font-size="48pt" fo:language="uk" fo:country="UA" fo:font-weight="bold" style:font-size-asian="48pt" style:font-weight-asian="bold" style:font-size-complex="48pt" style:font-weight-complex="bold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  <style:text-properties fo:font-size="28pt" fo:language="uk" fo:country="UA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1" style:family="paragraph">
      <style:text-properties fo:font-size="36pt" fo:language="uk" fo:country="UA" style:font-size-asian="36pt" style:font-size-complex="36pt"/>
    </style:style>
    <style:style style:name="P12" style:family="paragraph">
      <style:paragraph-properties fo:line-height="115%" fo:text-align="justify"/>
      <style:text-properties fo:language="uk" fo:country="UA"/>
    </style:style>
    <style:style style:name="P13" style:family="paragraph">
      <style:paragraph-properties fo:margin-left="0cm" fo:margin-right="0cm" fo:text-align="start" fo:text-indent="-0.635cm"/>
      <style:text-properties fo:language="uk" fo:country="UA"/>
    </style:style>
    <style:style style:name="P14" style:family="paragraph">
      <style:paragraph-properties fo:margin-left="0.635cm" fo:margin-right="0cm" fo:text-align="start" fo:text-indent="0cm"/>
      <style:text-properties fo:language="uk" fo:country="UA"/>
    </style:style>
    <style:style style:name="P15" style:family="paragraph">
      <style:text-properties fo:font-size="28pt" fo:language="uk" fo:country="UA" style:font-size-asian="28pt" style:font-size-complex="28pt"/>
    </style:style>
    <style:style style:name="P16" style:family="paragraph">
      <style:paragraph-properties fo:text-align="justify"/>
      <style:text-properties fo:language="uk" fo:country="UA"/>
    </style:style>
    <style:style style:name="P17" style:family="paragraph">
      <style:paragraph-properties fo:text-align="start"/>
      <style:text-properties fo:language="uk" fo:country="UA"/>
    </style:style>
    <style:style style:name="P18" style:family="paragraph">
      <style:text-properties fo:language="uk" fo:country="UA"/>
    </style:style>
    <style:style style:name="P19" style:family="paragraph">
      <style:paragraph-properties fo:line-height="115%"/>
      <style:text-properties fo:font-size="36pt" fo:language="uk" fo:country="UA" style:font-size-asian="36pt" style:font-size-complex="36pt"/>
    </style:style>
    <style:style style:name="P20" style:family="paragraph">
      <style:paragraph-properties fo:text-align="center"/>
      <style:text-properties fo:font-size="54pt" fo:language="uk" fo:country="UA" fo:font-weight="bold" style:font-size-asian="54pt" style:font-weight-asian="bold" style:font-size-complex="54pt" style:font-weight-complex="bold"/>
    </style:style>
    <style:style style:name="P21" style:family="paragraph"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center"/>
      <style:text-properties fo:font-size="40pt" fo:language="uk" fo:country="UA" fo:font-weight="bold" style:font-size-asian="40pt" style:font-weight-asian="bold" style:font-size-complex="40pt" style:font-weight-complex="bold"/>
    </style:style>
    <style:style style:name="P23" style:family="paragraph">
      <style:text-properties fo:font-size="40pt" fo:font-weight="bold" style:font-size-asian="40pt" style:font-weight-asian="bold" style:font-size-complex="40pt" style:font-weight-complex="bold"/>
    </style:style>
    <style:style style:name="P24" style:family="paragraph">
      <style:text-properties fo:font-size="32pt" fo:language="uk" fo:country="UA" fo:font-weight="bold" style:font-size-asian="32pt" style:font-weight-asian="bold" style:font-size-complex="32pt" style:font-weight-complex="bold"/>
    </style:style>
    <style:style style:name="P25" style:family="paragraph"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margin-top="0cm" fo:margin-bottom="0cm"/>
      <style:text-properties fo:font-size="32pt" fo:language="uk" fo:country="UA" fo:font-weight="bold" style:font-size-asian="32pt" style:font-weight-asian="bold" style:font-size-complex="32pt" style:font-weight-complex="bold"/>
    </style:style>
    <style:style style:name="P27" style:family="paragraph">
      <style:paragraph-properties fo:margin-top="0cm" fo:margin-bottom="0cm"/>
      <style:text-properties fo:font-size="44pt" fo:language="uk" fo:country="UA" style:font-size-asian="44pt" style:font-size-complex="44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text-properties fo:font-size="88pt" fo:font-weight="bold" style:font-size-asian="88pt" style:font-weight-asian="bold" style:font-size-complex="88pt" style:font-weight-complex="bold"/>
    </style:style>
    <style:style style:name="T1" style:family="text">
      <style:text-properties fo:font-family="'Times New Roman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family="'Times New Roman'" style:font-family-generic="roman" style:font-pitch="variable" fo:font-size="48pt" fo:language="uk" fo:country="UA" fo:font-weight="bold" style:font-family-asian="LiberationSerif-Regular" style:font-family-generic-asian="roman" style:font-size-asian="48pt" style:language-asian="en" style:country-asian="US" style:font-weight-asian="bold" style:font-family-complex="'Times New Roman'" style:font-family-generic-complex="roman" style:font-pitch-complex="variable" style:font-size-complex="48pt" style:font-weight-complex="bold"/>
    </style:style>
    <style:style style:name="T4" style:family="text">
      <style:text-properties fo:font-family="'Times New Roman'" style:font-family-generic="roman" style:font-pitch="variable" fo:font-size="44pt" fo:language="uk" fo:country="UA" fo:font-weight="bold" style:font-family-asian="LiberationSerif-Regular" style:font-family-generic-asian="roman" style:font-size-asian="44pt" style:language-asian="en" style:country-asian="US" style:font-weight-asian="bold" style:font-family-complex="'Times New Roman'" style:font-family-generic-complex="roman" style:font-pitch-complex="variable" style:font-size-complex="44pt" style:font-weight-complex="bold"/>
    </style:style>
    <style:style style:name="T5" style:family="text">
      <style:text-properties fo:font-size="28pt" style:font-size-asian="28pt" style:language-asian="en" style:country-asian="US" style:font-size-complex="28pt"/>
    </style:style>
    <style:style style:name="T6" style:family="text">
      <style:text-properties fo:font-family="'Times New Roman'" style:font-family-generic="roman" style:font-pitch="variable" fo:font-size="28pt" fo:language="uk" fo:country="UA" fo:font-weight="bold" style:font-size-asian="28pt" style:language-asian="en" style:country-asian="US" style:font-family-complex="'Times New Roman'" style:font-family-generic-complex="roman" style:font-pitch-complex="variable" style:font-size-complex="28pt" style:font-weight-complex="bold"/>
    </style:style>
    <style:style style:name="T7" style:family="text">
      <style:text-properties fo:font-family="'Times New Roman'" style:font-family-generic="roman" style:font-pitch="variable" fo:font-size="28pt" fo:language="uk" fo:country="UA" style:font-size-asian="28pt" style:language-asian="en" style:country-asian="US" style:font-family-complex="'Times New Roman'" style:font-family-generic-complex="roman" style:font-pitch-complex="variable" style:font-size-complex="28pt"/>
    </style:style>
    <style:style style:name="T8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9" style:family="text">
      <style:text-properties fo:font-family="'Times New Roman'" style:font-family-generic="roman" style:font-pitch="variable" fo:font-size="36pt" fo:language="uk" fo:country="UA" fo:font-weight="bold" style:font-size-asian="36pt" style:language-asian="en" style:country-asian="US" style:font-family-complex="'Times New Roman'" style:font-family-generic-complex="roman" style:font-pitch-complex="variable" style:font-size-complex="3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Times New Roman'" style:font-family-generic="roman" style:font-pitch="variable" fo:font-size="14pt" fo:language="uk" fo:country="UA" style:font-family-complex="'Times New Roman'" style:font-family-generic-complex="roman" style:font-pitch-complex="variable" style:font-size-complex="8pt"/>
    </style:style>
    <style:style style:name="T12" style:family="text">
      <style:text-properties fo:font-family="'Times New Roman'" style:font-family-generic="roman" style:font-pitch="variable" fo:font-size="26pt" fo:language="uk" fo:country="UA" fo:font-weight="bold" style:font-size-asian="26pt" style:font-weight-asian="bold" style:font-family-complex="'Times New Roman'" style:font-family-generic-complex="roman" style:font-pitch-complex="variable" style:font-size-complex="26pt" style:font-weight-complex="bold"/>
    </style:style>
    <style:style style:name="T13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14" style:family="text">
      <style:text-properties fo:font-family="'Times New Roman'" style:font-family-generic="roman" style:font-pitch="variable" fo:font-size="28pt" fo:language="uk" fo:country="UA" style:font-size-asian="28pt" style:font-family-complex="'Times New Roman'" style:font-family-generic-complex="roman" style:font-pitch-complex="variable" style:font-size-complex="28pt"/>
    </style:style>
    <style:style style:name="T15" style:family="text">
      <style:text-properties fo:font-family="'Times New Roman'" style:font-family-generic="roman" style:font-pitch="variable" fo:font-size="28pt" fo:language="uk" fo:country="UA" fo:font-weight="bold" style:font-size-asian="28pt" style:font-family-complex="'Times New Roman'" style:font-family-generic-complex="roman" style:font-pitch-complex="variable" style:font-size-complex="28pt" style:font-weight-complex="bold"/>
    </style:style>
    <style:style style:name="T16" style:family="text">
      <style:text-properties fo:font-family="'Times New Roman'" style:font-family-generic="roman" style:font-pitch="variable" fo:font-size="14pt" fo:language="uk" fo:country="UA" fo:font-weight="bold" style:font-size-asian="32pt" style:font-family-complex="'Times New Roman'" style:font-family-generic-complex="roman" style:font-pitch-complex="variable" style:font-size-complex="8pt" style:font-weight-complex="bold"/>
    </style:style>
    <style:style style:name="T17" style:family="text">
      <style:text-properties fo:font-family="'Times New Roman'" style:font-family-generic="roman" style:font-pitch="variable" fo:font-size="32pt" fo:language="uk" fo:country="UA" fo:font-weight="bold" style:font-size-asian="32pt" style:font-family-complex="'Times New Roman'" style:font-family-generic-complex="roman" style:font-pitch-complex="variable" style:font-size-complex="32pt" style:font-weight-complex="bold"/>
    </style:style>
    <style:style style:name="T18" style:family="text">
      <style:text-properties fo:font-family="'Times New Roman'" style:font-family-generic="roman" style:font-pitch="variable" fo:font-size="32pt" fo:language="uk" fo:country="UA" style:font-size-asian="32pt" style:font-family-complex="'Times New Roman'" style:font-family-generic-complex="roman" style:font-pitch-complex="variable" style:font-size-complex="32pt"/>
    </style:style>
    <style:style style:name="T19" style:family="text">
      <style:text-properties fo:font-family="'Times New Roman'" style:font-family-generic="roman" style:font-pitch="variable" fo:font-size="26pt" fo:language="uk" fo:country="UA" style:font-size-asian="26pt" style:font-family-complex="'Times New Roman'" style:font-family-generic-complex="roman" style:font-pitch-complex="variable" style:font-size-complex="26pt"/>
    </style:style>
    <style:style style:name="T20" style:family="text">
      <style:text-properties fo:font-family="'Times New Roman'" style:font-family-generic="roman" style:font-pitch="variable" fo:font-size="14pt" fo:language="uk" fo:country="UA" fo:font-weight="bold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21" style:family="text">
      <style:text-properties fo:font-family="'Times New Roman'" style:font-family-generic="roman" style:font-pitch="variable" fo:font-size="32pt" fo:language="uk" fo:country="UA" fo:font-weight="bold" style:font-size-asian="32pt" style:font-weight-asian="bold" style:font-family-complex="'Times New Roman'" style:font-family-generic-complex="roman" style:font-pitch-complex="variable" style:font-size-complex="32pt" style:font-weight-complex="bold"/>
    </style:style>
    <style:style style:name="T22" style:family="text">
      <style:text-properties fo:font-family="'Times New Roman'" style:font-family-generic="roman" style:font-pitch="variable" fo:font-size="11pt" style:font-size-asian="11pt" style:font-size-complex="11pt"/>
    </style:style>
    <style:style style:name="T23" style:family="text">
      <style:text-properties fo:font-family="'Times New Roman'" style:font-family-generic="roman" style:font-pitch="variable"/>
    </style:style>
    <style:style style:name="T24" style:family="text">
      <style:text-properties fo:font-family="'Times New Roman'" style:font-family-generic="roman" style:font-pitch="variable" fo:font-size="26pt" fo:language="uk" fo:country="UA" fo:font-weight="bold" style:font-size-asian="26pt" style:language-asian="en" style:country-asian="US" style:font-family-complex="'Times New Roman'" style:font-family-generic-complex="roman" style:font-pitch-complex="variable" style:font-size-complex="26pt" style:font-weight-complex="bold"/>
    </style:style>
    <style:style style:name="T25" style:family="text">
      <style:text-properties fo:font-family="'Times New Roman'" style:font-family-generic="roman" style:font-pitch="variable" fo:font-size="54pt" fo:language="uk" fo:country="UA" fo:font-weight="bold" style:font-size-asian="54pt" style:language-asian="en" style:country-asian="US" style:font-weight-asian="bold" style:font-family-complex="'Times New Roman'" style:font-family-generic-complex="roman" style:font-pitch-complex="variable" style:font-size-complex="54pt" style:font-weight-complex="bold"/>
    </style:style>
    <style:style style:name="T26" style:family="text">
      <style:text-properties fo:font-size="40pt" fo:font-weight="bold" style:font-size-asian="40pt" style:font-weight-asian="bold" style:font-size-complex="40pt" style:font-weight-complex="bold"/>
    </style:style>
    <style:style style:name="T27" style:family="text">
      <style:text-properties fo:font-family="'Times New Roman'" style:font-family-generic="roman" style:font-pitch="variable" fo:font-size="32pt" fo:language="uk" fo:country="UA" fo:font-weight="bold" style:font-size-asian="32pt" style:language-asian="en" style:country-asian="US" style:font-weight-asian="bold" style:font-family-complex="'Times New Roman'" style:font-family-generic-complex="roman" style:font-pitch-complex="variable" style:font-size-complex="32pt" style:font-weight-complex="bold"/>
    </style:style>
    <style:style style:name="T28" style:family="text">
      <style:text-properties fo:font-family="'Times New Roman'" style:font-family-generic="roman" style:font-pitch="variable" fo:font-size="44pt" fo:language="uk" fo:country="UA" fo:font-weight="bold" style:font-size-asian="44pt" style:language-asian="en" style:country-asian="US" style:font-family-complex="'Times New Roman'" style:font-family-generic-complex="roman" style:font-pitch-complex="variable" style:font-size-complex="44pt" style:font-weight-complex="bold"/>
    </style:style>
    <style:style style:name="T29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17">
        <draw:frame presentation:style-name="pr1" draw:text-style-name="P1" draw:layer="layout" svg:width="25.199cm" svg:height="3.612cm" svg:x="1.4cm" svg:y="1.642cm" presentation:class="title" presentation:user-transformed="true">
          <draw:text-box>
            <text:p text:style-name="P1"><text:span text:style-name="T1">ЗВІТ</text:span><text:line-break/></text:p>
          </draw:text-box>
        </draw:frame>
        <draw:frame draw:name="Object 1" draw:style-name="gr1" draw:layer="layout" svg:width="25.185cm" svg:height="6.61cm" svg:x="1.315cm" svg:y="1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3" draw:layer="layout" svg:width="25.199cm" svg:height="6.61cm" svg:x="1.5cm" svg:y="5.89cm" presentation:class="outline" presentation:user-transformed="true">
          <draw:text-box>
            <text:p text:style-name="P2"><text:span text:style-name="T2">про проходження навчально ― програмувальної практики</text:span></text:p>
          </draw:text-box>
        </draw:frame>
        <draw:frame draw:style-name="gr2" draw:text-style-name="P4" draw:layer="layout" svg:width="6.839cm" svg:height="2.258cm" svg:x="10.59cm" svg:y="9.756cm">
          <draw:text-box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9">
        <draw:frame presentation:style-name="pr4" draw:text-style-name="P6" draw:layer="layout" svg:width="25.199cm" svg:height="3.751cm" svg:x="1.4cm" svg:y="0.715cm" presentation:class="title" presentation:user-transformed="true">
          <draw:text-box>
            <text:p text:style-name="P5"><text:span text:style-name="T3">Завдання 1. </text:span><text:span text:style-name="T3"><text:line-break/></text:span><text:span text:style-name="T4">Дії з файлами і каталогами в ОС</text:span><text:span text:style-name="T3"> </text:span></text:p>
          </draw:text-box>
        </draw:frame>
        <draw:frame presentation:style-name="pr2" draw:text-style-name="P8" draw:layer="layout" svg:width="26cm" svg:height="2.773cm" svg:x="1cm" svg:y="17.5cm" presentation:class="outline" presentation:user-transformed="true">
          <draw:text-box>
            <text:p text:style-name="P7"><text:span text:style-name="T5">У каталозі </text:span><text:span text:style-name="T6">Home.old </text:span><text:span text:style-name="T7">я </text:span><text:span text:style-name="T5">створила два підкаталоги із заданими викладачем іменами : </text:span><text:span text:style-name="T6">Student1</text:span><text:span text:style-name="T5"> та </text:span><text:span text:style-name="T6">Student2</text:span></text:p>
          </draw:text-box>
        </draw:frame>
        <draw:frame draw:style-name="gr4" draw:text-style-name="P9" draw:layer="layout" svg:width="25.6cm" svg:height="10.5cm" svg:x="1.4cm" svg:y="5.5cm" presentation:class="graphic" presentation:placeholder="true" presentation:user-transformed="true">
          <draw:image xlink:href="" xlink:type="simple" xlink:show="embed" xlink:actuate="onLoad"/>
        </draw:frame>
        <draw:frame draw:style-name="gr5" draw:text-style-name="P9" draw:layer="layout" svg:width="26cm" svg:height="13cm" svg:x="1cm" svg:y="4.5cm">
          <draw:image xlink:href="Pictures/200000150000344D0000175DA680E87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3T11">
        <draw:frame presentation:style-name="pr6" draw:text-style-name="P7" draw:layer="layout" svg:width="25.199cm" svg:height="3cm" svg:x="1.301cm" svg:y="0.5cm" presentation:class="title" presentation:user-transformed="true">
          <draw:text-box>
            <text:p text:style-name="P7"><text:span text:style-name="T7">Користуючись функцією пошуку файлів я розшукала <text:s/>файли зрозширеннями:</text:span><text:span text:style-name="T6">txt, png, pdf, jpg, odt</text:span></text:p>
          </draw:text-box>
        </draw:frame>
        <draw:frame draw:style-name="gr6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5" draw:text-style-name="P9" draw:layer="layout" svg:width="25.845cm" svg:height="17cm" svg:x="1.155cm" svg:y="3.5cm">
          <draw:image xlink:href="Pictures/20000015000039FE00002C8B448D7E48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3T11">
        <draw:frame presentation:style-name="pr7" draw:text-style-name="P10" draw:layer="layout" svg:width="25.5cm" svg:height="3.439cm" svg:x="1cm" svg:y="17.017cm" presentation:class="title" presentation:user-transformed="true">
          <draw:text-box>
            <text:p text:style-name="P10"><text:span text:style-name="T8">Ілюстрація демонструє результат роботи з файлами</text:span></text:p>
          </draw:text-box>
        </draw:frame>
        <draw:frame draw:style-name="gr6" draw:layer="layout" svg:width="21.5cm" svg:height="14.359cm" svg:x="4.5cm" svg:y="0.641cm" presentation:class="object" presentation:placeholder="true" presentation:user-transformed="true">
          <draw:object xlink:href="" xlink:type="simple" xlink:show="embed" xlink:actuate="onLoad"/>
        </draw:frame>
        <draw:frame draw:style-name="gr5" draw:text-style-name="P9" draw:layer="layout" svg:width="26cm" svg:height="16.5cm" svg:x="1cm" svg:y="0.5cm">
          <draw:image xlink:href="Pictures/200000150000406D00002D9E57AEBC8C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4T12">
        <draw:frame presentation:style-name="pr8" draw:text-style-name="P11" draw:layer="layout" svg:width="25.6cm" svg:height="3.524cm" svg:x="1.4cm" svg:y="0.476cm" presentation:class="title" presentation:user-transformed="true">
          <draw:text-box>
            <text:p text:style-name="P11"><text:span text:style-name="T9">Завдання 2. </text:span><text:span text:style-name="T9"><text:line-break/></text:span><text:span text:style-name="T9">Методи запуску програм в ОС Linux</text:span></text:p>
          </draw:text-box>
        </draw:frame>
        <draw:frame draw:style-name="gr6" draw:layer="layout" svg:width="6.689cm" svg:height="4.586cm" svg:x="15.811cm" svg:y="5.914cm" presentation:class="object" presentation:placeholder="true" presentation:user-transformed="true">
          <draw:object xlink:href="" xlink:type="simple" xlink:show="embed" xlink:actuate="onLoad"/>
        </draw:frame>
        <draw:frame presentation:style-name="pr9" draw:layer="layout" svg:width="9.5cm" svg:height="13.859cm" svg:x="1cm" svg:y="5cm" presentation:class="outline" presentation:user-transformed="true">
          <draw:text-box>
            <text:p text:style-name="P12"><text:span text:style-name="T10">Мені відомі такі способи запуску програм в ОС Linux</text:span></text:p>
            <text:p text:style-name="P13"><text:span text:style-name="T11"><text:s text:c="9"/></text:span><text:span text:style-name="T12"><text:s/></text:span><text:span text:style-name="T12">1) <text:s/>Запуск з <text:s text:c="18"/>командного <text:s text:c="3"/>рядка</text:span></text:p>
            <text:p text:style-name="P14"><text:span text:style-name="T12"><text:s text:c="3"/></text:span><text:span text:style-name="T12">2) <text:s/>Запуск за допомогою ярлика</text:span></text:p>
            <text:p text:style-name="P14"><text:span text:style-name="T12"><text:s text:c="2"/></text:span><text:span text:style-name="T12">3) <text:s/>Запуск з меню «Пуск»</text:span></text:p>
          </draw:text-box>
        </draw:frame>
        <draw:frame draw:style-name="gr6" draw:layer="layout" svg:width="4.607cm" svg:height="2.347cm" svg:x="17.893cm" svg:y="13.653cm" presentation:class="object" presentation:placeholder="true" presentation:user-transformed="true">
          <draw:object xlink:href="" xlink:type="simple" xlink:show="embed" xlink:actuate="onLoad"/>
        </draw:frame>
        <draw:frame draw:style-name="gr5" draw:text-style-name="P9" draw:layer="layout" svg:width="16cm" svg:height="6.624cm" svg:x="11.5cm" svg:y="4.876cm">
          <draw:image xlink:href="Pictures/2000000900003BA1000017ED042ECE66.svm" xlink:type="simple" xlink:show="embed" xlink:actuate="onLoad">
            <text:p/>
          </draw:image>
        </draw:frame>
        <draw:frame draw:style-name="gr5" draw:text-style-name="P9" draw:layer="layout" svg:width="15.737cm" svg:height="4cm" svg:x="11.491cm" svg:y="13.5cm">
          <draw:image xlink:href="Pictures/200000090000399200000CB58EF61601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3T11">
        <draw:frame draw:style-name="gr6" draw:layer="layout" svg:width="8.6cm" svg:height="6.586cm" svg:x="8.9cm" svg:y="8.5cm" presentation:class="object" presentation:placeholder="true" presentation:user-transformed="true">
          <draw:object xlink:href="" xlink:type="simple" xlink:show="embed" xlink:actuate="onLoad"/>
        </draw:frame>
        <draw:frame draw:style-name="gr5" draw:text-style-name="P9" draw:layer="layout" svg:width="28cm" svg:height="20.999cm" svg:x="0cm" svg:y="0cm">
          <draw:image xlink:href="Pictures/200000090000927D0000753110A4FEE8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5T3">
        <draw:frame presentation:style-name="pr4" draw:text-style-name="P15" draw:layer="layout" svg:width="25.199cm" svg:height="3.507cm" svg:x="1.4cm" svg:y="0.837cm" presentation:class="title">
          <draw:text-box>
            <text:p text:style-name="P15"><text:span text:style-name="T6">Завдання 3.</text:span><text:span text:style-name="T6"><text:line-break/></text:span><text:span text:style-name="T6"> Програми для роботи в глобальній мережі Інтернет для ОС Linux </text:span></text:p>
          </draw:text-box>
        </draw:frame>
        <draw:frame presentation:style-name="pr9" draw:layer="layout" svg:width="12.296cm" svg:height="13.859cm" svg:x="1.4cm" svg:y="4.914cm" presentation:class="outline" presentation:user-transformed="true">
          <draw:text-box>
            <text:p text:style-name="P16"><text:span text:style-name="T13">Користуючись <text:s/>Вікіпедією я знайшла словникові статті для </text:span><text:span text:style-name="T14"><text:s/>термінів:</text:span><text:span text:style-name="T15"> </text:span></text:p>
            <text:p text:style-name="P17"><text:span text:style-name="T16"><text:s text:c="2"/></text:span><text:span text:style-name="T17">- </text:span><text:span text:style-name="T17">Магнітооптичний ефект, </text:span></text:p>
            <text:p text:style-name="P17"><text:span text:style-name="T17"><text:s/></text:span><text:span text:style-name="T17">- Ефект Фарадея, </text:span></text:p>
            <text:p text:style-name="P17"><text:span text:style-name="T17"><text:s/></text:span><text:span text:style-name="T17">- Ефект Коттона-Мутона.</text:span><text:span text:style-name="T18"> </text:span></text:p>
            <text:p text:style-name="P17"><text:span text:style-name="T19"/></text:p>
            <text:p text:style-name="P17"><text:span text:style-name="T20"/></text:p>
          </draw:text-box>
        </draw:frame>
        <draw:frame presentation:style-name="pr9" draw:layer="layout" svg:width="12.296cm" svg:height="13.859cm" svg:x="14.5cm" svg:y="5cm" presentation:class="outline" presentation:user-transformed="true">
          <draw:text-box>
            <text:p text:style-name="P18"><text:span text:style-name="T21">Приклад перекладеної статті</text:span></text:p>
            <text:p text:style-name="P18"><text:span text:style-name="T22"/></text:p>
            <text:p text:style-name="P18"><text:span text:style-name="T23">У фізиці, </text:span><text:span text:style-name="T8">ефект Фарадея</text:span><text:span text:style-name="T23"> або Фарадеєве обертання - це магніто-оптичне явище, тобто, взаємодія світла і магнітного поля в середовищі. </text:span></text:p>
            <text:p text:style-name="P18"><text:span text:style-name="T8">Ефект Фарадея </text:span><text:span text:style-name="T23">викликає обертання площини поляризації, що є лінійно пропорційною до складової магнітного поля в напрямку поширення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9">
        <draw:frame presentation:style-name="pr10" draw:text-style-name="P19" draw:layer="layout" svg:width="25.199cm" svg:height="2.844cm" svg:x="1.301cm" svg:y="0.5cm" presentation:class="title" presentation:user-transformed="true">
          <draw:text-box>
            <text:p text:style-name="P19"><text:span text:style-name="T9">Завдання 4. </text:span><text:span text:style-name="T9"><text:line-break/></text:span><text:span text:style-name="T24">Використання офісного пакету OpenOffice.org в ОС Linux</text:span></text:p>
          </draw:text-box>
        </draw:frame>
        <draw:frame presentation:style-name="pr9" draw:text-style-name="P21" draw:layer="layout" svg:width="25.5cm" svg:height="1.086cm" svg:x="1cm" svg:y="19cm" presentation:class="outline" presentation:user-transformed="true">
          <draw:text-box>
            <text:p text:style-name="P20"><text:span text:style-name="T25"><text:s/></text:span><text:span text:style-name="T25">Підсумки весняної сесії для моєї групи</text:span></text:p>
          </draw:text-box>
        </draw:frame>
        <draw:frame draw:style-name="gr4" draw:text-style-name="P9" draw:layer="layout" svg:width="21cm" svg:height="10cm" svg:x="4cm" svg:y="7cm" presentation:class="graphic" presentation:placeholder="true" presentation:user-transformed="true">
          <draw:image xlink:href="" xlink:type="simple" xlink:show="embed" xlink:actuate="onLoad"/>
        </draw:frame>
        <draw:frame draw:style-name="gr5" draw:text-style-name="P9" draw:layer="layout" svg:width="26.508cm" svg:height="15.5cm" svg:x="0.992cm" svg:y="3.5cm">
          <draw:image xlink:href="Pictures/20000009000079330000543C1A0F5977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9">
        <draw:frame presentation:style-name="pr7" draw:text-style-name="P15" draw:layer="layout" svg:width="26.5cm" svg:height="2.5cm" svg:x="1cm" svg:y="0.5cm" presentation:class="title" presentation:user-transformed="true">
          <draw:text-box>
            <text:p text:style-name="P15"><text:span text:style-name="T6">Опрацювання числових даних у табличному процесорі OpenOffice.orgCalc</text:span></text:p>
          </draw:text-box>
        </draw:frame>
        <draw:frame draw:style-name="gr4" draw:text-style-name="P9" draw:layer="layout" svg:width="20cm" svg:height="8.5cm" svg:x="3.5cm" svg:y="5.5cm" presentation:class="graphic" presentation:placeholder="true" presentation:user-transformed="true">
          <draw:image xlink:href="" xlink:type="simple" xlink:show="embed" xlink:actuate="onLoad"/>
        </draw:frame>
        <draw:frame presentation:style-name="pr9" draw:text-style-name="P23" draw:layer="layout" svg:width="26.5cm" svg:height="3.5cm" svg:x="1cm" svg:y="16.5cm" presentation:class="outline" presentation:user-transformed="true">
          <draw:text-box>
            <text:p text:style-name="P22"><text:span text:style-name="T26">Табель обліку робочого часу працівників <text:s/>із погодинною оплатою праці </text:span></text:p>
          </draw:text-box>
        </draw:frame>
        <draw:frame draw:style-name="gr5" draw:text-style-name="P9" draw:layer="layout" svg:width="27cm" svg:height="11cm" svg:x="0.5cm" svg:y="4cm">
          <draw:image xlink:href="Pictures/2000000900007A580000282DE8583DB9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3T11">
        <draw:frame presentation:style-name="pr4" draw:text-style-name="P25" draw:layer="layout" svg:width="25.199cm" svg:height="3.507cm" svg:x="1.5cm" svg:y="0cm" presentation:class="title" presentation:user-transformed="true">
          <draw:text-box>
            <text:p text:style-name="P24"><text:span text:style-name="T27">Відомість нарахування заробітної плати працівникам</text:span></text:p>
          </draw:text-box>
        </draw:frame>
        <draw:frame draw:style-name="gr6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draw:frame draw:style-name="gr5" draw:text-style-name="P9" draw:layer="layout" svg:width="27cm" svg:height="17.5cm" svg:x="0.5cm" svg:y="3cm">
          <draw:image xlink:href="Pictures/20000009000050CD00003222FFAB00E6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6T16">
        <draw:frame presentation:style-name="pr4" draw:text-style-name="P25" draw:layer="layout" svg:width="27cm" svg:height="3.507cm" svg:x="0.5cm" svg:y="0cm" presentation:class="title" presentation:user-transformed="true">
          <draw:text-box>
            <text:p text:style-name="P26"><text:span text:style-name="T27">Побудова колової діаграми розподілу коштів фонду оплати праці</text:span></text:p>
          </draw:text-box>
        </draw:frame>
        <draw:frame draw:style-name="gr6" draw:layer="layout" svg:width="8.296cm" svg:height="6.61cm" svg:x="3.5cm" svg:y="8.39cm" presentation:class="object" presentation:placeholder="true" presentation:user-transformed="true">
          <draw:object xlink:href="" xlink:type="simple" xlink:show="embed" xlink:actuate="onLoad"/>
        </draw:frame>
        <draw:frame draw:style-name="gr6" draw:layer="layout" svg:width="9cm" svg:height="6.61cm" svg:x="17cm" svg:y="8.5cm" presentation:class="object" presentation:placeholder="true" presentation:user-transformed="true">
          <draw:object xlink:href="" xlink:type="simple" xlink:show="embed" xlink:actuate="onLoad"/>
        </draw:frame>
        <draw:frame draw:style-name="gr5" draw:text-style-name="P9" draw:layer="layout" svg:width="14cm" svg:height="13cm" svg:x="0.5cm" svg:y="5cm">
          <draw:image xlink:href="Pictures/2000000900002CC1000025E31A684E96.svm" xlink:type="simple" xlink:show="embed" xlink:actuate="onLoad">
            <text:p/>
          </draw:image>
        </draw:frame>
        <draw:frame draw:style-name="gr5" draw:text-style-name="P9" draw:layer="layout" svg:width="12.86cm" svg:height="11cm" svg:x="14.64cm" svg:y="5.5cm">
          <draw:image xlink:href="Pictures/2000000900003431000025E370ED2AA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3T11">
        <draw:frame presentation:style-name="pr4" draw:text-style-name="P28" draw:layer="layout" svg:width="28cm" svg:height="3.507cm" svg:x="0cm" svg:y="0cm" presentation:class="title" presentation:user-transformed="true">
          <draw:text-box>
            <text:p text:style-name="P27"><text:span text:style-name="T28">Розробка програм у середовищі Kuzya</text:span></text:p>
          </draw:text-box>
        </draw:frame>
        <draw:frame draw:style-name="gr6" draw:layer="layout" svg:width="11.6cm" svg:height="7.773cm" svg:x="7.4cm" svg:y="6.727cm" presentation:class="object" presentation:placeholder="true" presentation:user-transformed="true">
          <draw:object xlink:href="" xlink:type="simple" xlink:show="embed" xlink:actuate="onLoad"/>
        </draw:frame>
        <draw:frame draw:style-name="gr5" draw:text-style-name="P9" draw:layer="layout" svg:width="19.514cm" svg:height="17cm" svg:x="4.486cm" svg:y="3cm">
          <draw:image xlink:href="Pictures/2000000900004A4700003B2C6F8E5BF9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7T19">
        <draw:frame presentation:style-name="pr4" draw:text-style-name="P29" draw:layer="layout" svg:width="25.199cm" svg:height="6.935cm" svg:x="1.5cm" svg:y="6cm" presentation:class="title" presentation:user-transformed="true">
          <draw:text-box>
            <text:p text:style-name="P29"><text:span text:style-name="T29">Дякую </text:span><text:span text:style-name="T29"><text:line-break/></text:span><text:span text:style-name="T29">за увагу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21T03:33:03.57</meta:creation-date>
    <meta:editing-duration>PT01H04M53S</meta:editing-duration>
    <meta:editing-cycles>7</meta:editing-cycles>
    <dc:date>2011-07-21T04:37:41.73</dc:date>
    <meta:generator>OpenOffice.org/3.2$Win32 OpenOffice.org_project/320m19$Build-9505</meta:generator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uk" fo:country="UA" officeooo:paragraph-rsid="0001a396"/>
    </style:style>
    <style:style style:name="P2" style:family="paragraph" style:parent-style-name="Text_20_body">
      <style:paragraph-properties fo:text-align="center" style:justify-single-word="false"/>
      <style:text-properties fo:font-size="48pt" fo:language="uk" fo:country="UA" fo:font-weight="bold" officeooo:paragraph-rsid="0001a396" style:font-size-asian="48pt" style:font-weight-asian="bold" style:font-size-complex="48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Times New Roman" fo:font-size="16pt" fo:font-weight="normal" officeooo:rsid="000e2b00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fo:font-weight="normal" officeooo:rsid="00151923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4pt" fo:font-weight="normal" officeooo:rsid="00151923" style:font-size-asian="14pt" style:font-weight-asian="normal" style:font-size-complex="14pt" style:font-weight-complex="normal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normal" officeooo:rsid="000e2b00" style:font-weight-asian="normal" style:font-weight-complex="normal"/>
    </style:style>
    <style:style style:name="T8" style:family="text">
      <style:text-properties style:font-name="Times New Roman" fo:font-weight="normal" officeooo:rsid="00151923" style:font-weight-asian="normal" style:font-weight-complex="normal"/>
    </style:style>
    <style:style style:name="T9" style:family="text">
      <style:text-properties style:font-name="Times New Roman" officeooo:rsid="000e2b00"/>
    </style:style>
    <style:style style:name="T10" style:family="text">
      <style:text-properties style:font-name="Times New Roman" officeooo:rsid="00151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">студент</text:span><text:span text:style-name="T9">кою</text:span><text:span text:style-name="T1"> групи ФЕІ - </text:span><text:span text:style-name="T9">12</text:span><text:span text:style-name="T1"> </text:span><text:span text:style-name="T9">Литвин В. </text:span><text:span text:style-name="T10">B</text:span><text:span text:style-name="T10">.</text:span></text:p>
      <text:p text:style-name="P1"><text:span text:style-name="T5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